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533cm" draw:marker-end-width="0.533cm" draw:fill="solid" draw:fill-color="#e6e6e6" draw:textarea-horizontal-align="center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7.59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 fo:font-weight="bold"/>
    </style:style>
    <style:style style:name="T1" style:family="text">
      <style:text-properties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5.4cm" svg:height="17.145cm" svg:x="2.261cm" svg:y="2.361cm">
          <text:p/>
        </draw:rect>
        <draw:frame draw:style-name="gr2" draw:text-style-name="P2" draw:layer="layout" svg:width="28.726cm" svg:height="16.322cm" svg:x="2.745cm" svg:y="2.662cm">
          <draw:text-box>
            <text:p text:style-name="P2"><text:span text:style-name="T1">&lt;beans&gt;</text:span></text:p>
            <text:p text:style-name="P2"><text:span text:style-name="T1"/></text:p>
            <text:p text:style-name="P2"><text:span text:style-name="T1"><text:tab/></text:span><text:span text:style-name="T1">&lt;!-- Import your workspace spring configurations. You can import as many as you like. --&gt;</text:span></text:p>
            <text:p text:style-name="P2"><text:span text:style-name="T1"/></text:p>
            <text:p text:style-name="P2"><text:span text:style-name="T1"><text:tab/></text:span><text:span text:style-name="T1">&lt;import resource="cocothemonkey.xml"/&gt;</text:span></text:p>
            <text:p text:style-name="P2"><text:span text:style-name="T1"><text:tab/></text:span><text:span text:style-name="T1">&lt;import resource="patientmanagement.xml"/&gt;</text:span></text:p>
            <text:p text:style-name="P2"><text:span text:style-name="T1"><text:tab/></text:span><text:span text:style-name="T1">&lt;import resource="music.xml"/&gt;</text:span></text:p>
            <text:p text:style-name="P2"><text:span text:style-name="T1"><text:tab/></text:span><text:span text:style-name="T1">&lt;import resource="securityamortization.xml"/&gt;</text:span></text:p>
            <text:p text:style-name="P2"><text:span text:style-name="T1"/></text:p>
            <text:p text:style-name="P2"><text:span text:style-name="T1"/></text:p>
            <text:p text:style-name="P2"><text:span text:style-name="T1"><text:tab/></text:span><text:span text:style-name="T1">&lt;!-- Configuration of Blackboard Workgroup Server mainly envolves resource allocations --&gt;</text:span></text:p>
            <text:p text:style-name="P2"><text:span text:style-name="T1"/></text:p>
            <text:p text:style-name="P2"><text:span text:style-name="T1"><text:tab/></text:span><text:span text:style-name="T1">&lt;bean id="blackboard" class="com.georgetownsoftware.blackboard.Blackboard" singleton="true"&gt;</text:span></text:p>
            <text:p text:style-name="P2"><text:span text:style-name="T1"><text:tab/></text:span><text:span text:style-name="T1"><text:tab/></text:span><text:span text:style-name="T1">&lt;property name="maxBlackboardThread"&gt;&lt;value&gt;5&lt;/value&gt;&lt;/property&gt;</text:span></text:p>
            <text:p text:style-name="P2"><text:span text:style-name="T1"><text:tab/></text:span><text:span text:style-name="T1"><text:tab/></text:span><text:span text:style-name="T1">&lt;property name="maxWorkspaceThread"&gt;&lt;value&gt;5&lt;/value&gt;&lt;/property&gt;</text:span></text:p>
            <text:p text:style-name="P2"><text:span text:style-name="T1"><text:tab/></text:span><text:span text:style-name="T1"><text:tab/></text:span><text:span text:style-name="T1">&lt;property name="maxPersistenceThread"&gt;&lt;value&gt;10&lt;/value&gt;&lt;/property&gt;</text:span></text:p>
            <text:p text:style-name="P2"><text:span text:style-name="T1"><text:tab/></text:span><text:span text:style-name="T1"><text:tab/></text:span><text:span text:style-name="T1">&lt;property name="maxWorkspace"&gt;&lt;value&gt;10000&lt;/value&gt;&lt;/property&gt;</text:span></text:p>
            <text:p text:style-name="P2"><text:span text:style-name="T1"><text:tab/></text:span><text:span text:style-name="T1"><text:tab/></text:span><text:span text:style-name="T1">&lt;property name="blackboardFactory"&gt;&lt;ref bean="blackboardFactory"/&gt;&lt;/property&gt;</text:span></text:p>
            <text:p text:style-name="P2"><text:span text:style-name="T1"><text:tab/></text:span><text:span text:style-name="T1"><text:tab/></text:span><text:span text:style-name="T1">&lt;property name="errorManager"&gt;&lt;ref bean="errorManager"/&gt;&lt;/property&gt;</text:span></text:p>
            <text:p text:style-name="P2"><text:span text:style-name="T1"><text:tab/></text:span><text:span text:style-name="T1"><text:tab/></text:span><text:span text:style-name="T1">&lt;property name="workspaceConfigurationSet"&gt;</text:span></text:p>
            <text:p text:style-name="P2"><text:span text:style-name="T1"><text:tab/></text:span><text:span text:style-name="T1"><text:tab/></text:span><text:span text:style-name="T1"><text:tab/></text:span><text:span text:style-name="T1">&lt;set&gt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&lt;ref bean="CocoTheMonkey"/&gt;</text:span></text:p>
            <text:p text:style-name="P2"><text:span text:style-name="T1"><text:tab/></text:span><text:span text:style-name="T1"><text:tab/></text:span><text:span text:style-name="T1"><text:tab/></text:span><text:span text:style-name="T1">&lt;/set&gt;</text:span></text:p>
            <text:p text:style-name="P2"><text:span text:style-name="T1"><text:tab/></text:span><text:span text:style-name="T1"><text:tab/></text:span><text:span text:style-name="T1">&lt;/property&gt;</text:span></text:p>
            <text:p text:style-name="P2"><text:span text:style-name="T1"><text:tab/></text:span><text:span text:style-name="T1">&lt;/bean&gt;</text:span></text:p>
            <text:p text:style-name="P2"><text:span text:style-name="T1"/></text:p>
            <text:p text:style-name="P2"><text:span text:style-name="T1"><text:tab/></text:span><text:span text:style-name="T1">&lt;!-- The factory to be used to create new Plans --&gt;</text:span></text:p>
            <text:p text:style-name="P2"><text:span text:style-name="T1"><text:tab/></text:span><text:span text:style-name="T1">&lt;bean id="blackboardFactory" class="com.georgetownsoftware.blackboard.SpringBlackboardFactory"&gt; &lt;/bean&gt;</text:span></text:p>
            <text:p text:style-name="P2"><text:span text:style-name="T1"/></text:p>
            <text:p text:style-name="P2"><text:span text:style-name="T1"><text:tab/></text:span><text:span text:style-name="T1">&lt;!-- Blackboard Workspace Server Error Management utility class --&gt;</text:span></text:p>
            <text:p text:style-name="P2"><text:span text:style-name="T1"><text:tab/></text:span><text:span text:style-name="T1">&lt;bean id="errorManager" class="com.georgetownsoftware.blackboard.util.error.ErrorManager"&gt; &lt;/bean&gt;</text:span></text:p>
            <text:p text:style-name="P2"><text:span text:style-name="T1"/></text:p>
            <text:p text:style-name="P2"><text:span text:style-name="T1">&lt;/beans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12-14T10:00:14</meta:creation-date>
    <dc:date>2006-12-14T10:17:56</dc:date>
    <dc:language>en-US</dc:language>
    <meta:editing-cycles>10</meta:editing-cycles>
    <meta:editing-duration>PT17M41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